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s 1&gt; Schema</text:p>
      <text:p text:style-name="Standard"/>
      <text:p text:style-name="Standard"><text:s/>use myfirstdb;</text:p>
      <text:p text:style-name="Standard"/>
      <text:p text:style-name="Standard">db.assesment.insert({</text:p>
      <text:p text:style-name="Standard"><text:tab/></text:p>
      <text:p text:style-name="Standard"><text:tab/>"asses_id" : 1,</text:p>
      <text:p text:style-name="Standard"><text:s text:c="13"/>“ asses_name” : “G.K”,</text:p>
      <text:p text:style-name="Standard"><text:s text:c="10"/></text:p>
      <text:p text:style-name="Standard"><text:tab/>"question" : [</text:p>
      <text:p text:style-name="Standard"><text:tab/><text:tab/>{</text:p>
      <text:p text:style-name="Standard"><text:tab/><text:tab/><text:tab/>"correct" : "state"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new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unknown"</text:p>
      <text:p text:style-name="Standard"><text:tab/><text:tab/><text:tab/><text:tab/>},</text:p>
      <text:p text:style-name="Standard"><text:s text:c="47"/>{</text:p>
      <text:p text:style-name="Standard"><text:s text:c="60"/>"option3" : "state"</text:p>
      <text:p text:style-name="Standard"><text:s text:c="48"/>},</text:p>
      <text:p text:style-name="Standard"/>
      <text:p text:style-name="Standard"><text:s text:c="48"/>{</text:p>
      <text:p text:style-name="Standard"><text:s text:c="61"/>"option4" : "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1,</text:p>
      <text:p text:style-name="Standard"><text:tab/><text:tab/><text:tab/>"stmt" : "what is New Jersey"</text:p>
      <text:p text:style-name="Standard"><text:tab/><text:tab/>},</text:p>
      <text:p text:style-name="Standard"><text:tab/><text:tab/>{</text:p>
      <text:p text:style-name="Standard"><text:tab/><text:tab/><text:tab/>"correct" : "country"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dew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known"</text:p>
      <text:p text:style-name="Standard"><text:tab/><text:tab/><text:tab/><text:tab/>},</text:p>
      <text:p text:style-name="Standard"><text:s text:c="47"/>{</text:p>
      <text:p text:style-name="Standard"><text:s text:c="60"/>"option3" : "country"</text:p>
      <text:p text:style-name="Standard"><text:s text:c="48"/>},</text:p>
      <text:p text:style-name="Standard"/>
      <text:p text:style-name="Standard"><text:s text:c="48"/>{</text:p>
      <text:p text:style-name="Standard"><text:s text:c="61"/>"option4" : "g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2,</text:p>
      <text:p text:style-name="Standard"><text:tab/><text:tab/><text:tab/>"stmt" : "what is India"</text:p>
      <text:p text:style-name="Standard"><text:tab/><text:tab/>},</text:p>
      <text:p text:style-name="Standard"><text:soft-page-break/><text:s text:c="24"/>{</text:p>
      <text:p text:style-name="Standard"><text:tab/><text:tab/><text:tab/>"correct" : "sea"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few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own"</text:p>
      <text:p text:style-name="Standard"><text:tab/><text:tab/><text:tab/><text:tab/>},</text:p>
      <text:p text:style-name="Standard"><text:s text:c="47"/>{</text:p>
      <text:p text:style-name="Standard"><text:s text:c="60"/>"option3" : "coutry"</text:p>
      <text:p text:style-name="Standard"><text:s text:c="48"/>},</text:p>
      <text:p text:style-name="Standard"/>
      <text:p text:style-name="Standard"><text:s text:c="48"/>{</text:p>
      <text:p text:style-name="Standard"><text:s text:c="61"/>"option4" : "h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3,</text:p>
      <text:p text:style-name="Standard"><text:tab/><text:tab/><text:tab/>"stmt" : "what is Arabian"</text:p>
      <text:p text:style-name="Standard"><text:tab/><text:tab/>},</text:p>
      <text:p text:style-name="Standard"/>
      <text:p text:style-name="Standard"/>
      <text:p text:style-name="Standard"><text:s text:c="23"/></text:p>
      <text:p text:style-name="Standard"><text:tab/>]</text:p>
      <text:p text:style-name="Standard">}</text:p>
      <text:p text:style-name="Standard">)</text:p>
      <text:p text:style-name="Standard"/>
      <text:p text:style-name="Standard"/>
      <text:p text:style-name="Standard"/>
      <text:p text:style-name="Standard"/>
      <text:p text:style-name="Standard">db.assesment.insert( {</text:p>
      <text:p text:style-name="Standard"><text:tab/></text:p>
      <text:p text:style-name="Standard"><text:tab/>"asses_id" : 2,</text:p>
      <text:p text:style-name="Standard"/>
      <text:p text:style-name="Standard"><text:s text:c="13"/>“ asses_name” : “History”,</text:p>
      <text:p text:style-name="Standard"/>
      <text:p text:style-name="Standard"><text:tab/>"question" : [</text:p>
      <text:p text:style-name="Standard"><text:tab/><text:tab/>{</text:p>
      <text:p text:style-name="Standard"><text:tab/><text:tab/><text:tab/>"correct" : "cooker"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new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cooker"</text:p>
      <text:p text:style-name="Standard"><text:tab/><text:tab/><text:tab/><text:tab/>},</text:p>
      <text:p text:style-name="Standard"><text:s text:c="47"/>{</text:p>
      <text:p text:style-name="Standard"><text:s text:c="60"/>"option3" : "state"</text:p>
      <text:p text:style-name="Standard"><text:s text:c="48"/>},</text:p>
      <text:p text:style-name="Standard"/>
      <text:p text:style-name="Standard"><text:s text:c="48"/>{</text:p>
      <text:p text:style-name="Standard"><text:soft-page-break/><text:s text:c="61"/>"option4" : "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1,</text:p>
      <text:p text:style-name="Standard"><text:tab/><text:tab/><text:tab/>"stmt" : "what is Pressure"</text:p>
      <text:p text:style-name="Standard"><text:tab/><text:tab/>},</text:p>
      <text:p text:style-name="Standard"><text:tab/><text:tab/>{</text:p>
      <text:p text:style-name="Standard"><text:tab/><text:tab/><text:tab/>"correct" : "cruse"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dew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known"</text:p>
      <text:p text:style-name="Standard"><text:tab/><text:tab/><text:tab/><text:tab/>},</text:p>
      <text:p text:style-name="Standard"><text:s text:c="47"/>{</text:p>
      <text:p text:style-name="Standard"><text:s text:c="60"/>"option3" : "cruse"</text:p>
      <text:p text:style-name="Standard"><text:s text:c="48"/>},</text:p>
      <text:p text:style-name="Standard"/>
      <text:p text:style-name="Standard"><text:s text:c="48"/>{</text:p>
      <text:p text:style-name="Standard"><text:s text:c="61"/>"option4" : "g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2,</text:p>
      <text:p text:style-name="Standard"><text:tab/><text:tab/><text:tab/>"stmt" : "what is Tom"</text:p>
      <text:p text:style-name="Standard"><text:tab/><text:tab/>},</text:p>
      <text:p text:style-name="Standard"><text:s text:c="24"/>{</text:p>
      <text:p text:style-name="Standard"><text:tab/><text:tab/><text:tab/>"correct" : [“Lab”,”Organisation"],</text:p>
      <text:p text:style-name="Standard"><text:tab/><text:tab/><text:tab/>"options" : [</text:p>
      <text:p text:style-name="Standard"><text:tab/><text:tab/><text:tab/><text:tab/>{</text:p>
      <text:p text:style-name="Standard"><text:tab/><text:tab/><text:tab/><text:tab/><text:tab/>"option1" : "Lab"</text:p>
      <text:p text:style-name="Standard"><text:tab/><text:tab/><text:tab/><text:tab/>},</text:p>
      <text:p text:style-name="Standard"><text:tab/><text:tab/><text:tab/><text:tab/>{</text:p>
      <text:p text:style-name="Standard"><text:tab/><text:tab/><text:tab/><text:tab/><text:tab/>"option2" : "Organisation"</text:p>
      <text:p text:style-name="Standard"><text:tab/><text:tab/><text:tab/><text:tab/>},</text:p>
      <text:p text:style-name="Standard"><text:s text:c="47"/>{</text:p>
      <text:p text:style-name="Standard"><text:s text:c="60"/>"option3" : "coutry"</text:p>
      <text:p text:style-name="Standard"><text:s text:c="48"/>},</text:p>
      <text:p text:style-name="Standard"/>
      <text:p text:style-name="Standard"><text:s text:c="48"/>{</text:p>
      <text:p text:style-name="Standard"><text:s text:c="61"/>"option4" : "hold"</text:p>
      <text:p text:style-name="Standard"/>
      <text:p text:style-name="Standard"><text:s text:c="48"/>}</text:p>
      <text:p text:style-name="Standard"><text:tab/><text:tab/><text:tab/>],</text:p>
      <text:p text:style-name="Standard"><text:tab/><text:tab/><text:tab/>"que_id" : 3,</text:p>
      <text:p text:style-name="Standard"><text:tab/><text:tab/><text:tab/>"stmt" : "what is Webonise"</text:p>
      <text:p text:style-name="Standard"><text:tab/><text:tab/>},</text:p>
      <text:p text:style-name="Standard"/>
      <text:p text:style-name="Standard"/>
      <text:p text:style-name="Standard"><text:s text:c="23"/></text:p>
      <text:p text:style-name="Standard"><text:soft-page-break/><text:tab/>]</text:p>
      <text:p text:style-name="Standard">}</text:p>
      <text:p text:style-name="Standard">)</text:p>
      <text:p text:style-name="Standard"/>
      <text:p text:style-name="Standard">Ans 2&gt;Query for updating Assessment 1's question, and options to it.</text:p>
      <text:p text:style-name="Standard"/>
      <text:p text:style-name="Standard"/>
      <text:p text:style-name="Standard">db.assess.update({ "asses_id" : "1","question.que_id": "2"}, {$set: {"question.$.stmt": "who is neymar"}})</text:p>
      <text:p text:style-name="Standard"/>
      <text:p text:style-name="Standard"/>
      <text:p text:style-name="Standard">db.assessment.update({ "asses_id" : "1","question.que_id": "2"}, {$set: {"question.1.options.2.option1": "hello"}})</text:p>
      <text:p text:style-name="Standard"/>
      <text:p text:style-name="Standard"/>
      <text:p text:style-name="Standard">Ans 3&gt;Query for deleting Assessment 2's question 3's option 2.</text:p>
      <text:p text:style-name="Standard"/>
      <text:p text:style-name="Standard">db.assess.update({ "asses_id" : "2","question.que_id": "3"}, {$unset: {"question.2.options.1": 1}})</text:p>
      <text:p text:style-name="Standard">db.assess.update({ "asses_id" : "2","question.que_id": "3"}, {$pull: {"question.2.options": null}}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01:53:53</meta:creation-date>
    <dc:date>2014-07-11T02:16:39</dc:date>
    <meta:editing-duration>PT3M2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" meta:paragraph-count="141" meta:word-count="322" meta:character-count="4103" meta:non-whitespace-character-count="1546"/>
  </office:meta>
</office:document-meta>
</file>